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Light" officeooo:rsid="0003eb2a" officeooo:paragraph-rsid="0003eb2a"/>
    </style:style>
    <style:style style:name="P2" style:family="paragraph" style:parent-style-name="Standard">
      <style:paragraph-properties fo:text-align="justify" style:justify-single-word="false"/>
      <style:text-properties style:font-name="Calibri Light" fo:language="el" fo:country="GR" officeooo:rsid="000eb988" officeooo:paragraph-rsid="000eb988"/>
    </style:style>
    <style:style style:name="P3" style:family="paragraph" style:parent-style-name="Standard">
      <style:paragraph-properties fo:text-align="justify" style:justify-single-word="false"/>
      <style:text-properties style:font-name="Calibri Light" fo:language="el" fo:country="GR" officeooo:rsid="00115c77" officeooo:paragraph-rsid="0014bf19"/>
    </style:style>
    <style:style style:name="P4" style:family="paragraph" style:parent-style-name="Standard">
      <style:paragraph-properties fo:text-align="justify" style:justify-single-word="false"/>
      <style:text-properties style:font-name="Calibri Light" fo:language="el" fo:country="GR" officeooo:rsid="0017ae12" officeooo:paragraph-rsid="0017ae12"/>
    </style:style>
    <style:style style:name="P5" style:family="paragraph" style:parent-style-name="Standard">
      <style:paragraph-properties fo:text-align="justify" style:justify-single-word="false"/>
      <style:text-properties style:font-name="Calibri Light" fo:language="el" fo:country="GR" officeooo:rsid="001d2c44" officeooo:paragraph-rsid="001d2c44"/>
    </style:style>
    <style:style style:name="P6" style:family="paragraph" style:parent-style-name="Standard">
      <style:paragraph-properties fo:text-align="justify" style:justify-single-word="false"/>
      <style:text-properties style:font-name="Calibri Light" fo:language="el" fo:country="GR" officeooo:rsid="001ef6fe" officeooo:paragraph-rsid="001ef6fe"/>
    </style:style>
    <style:style style:name="P7" style:family="paragraph" style:parent-style-name="Standard">
      <style:paragraph-properties fo:text-align="justify" style:justify-single-word="false"/>
      <style:text-properties style:font-name="Calibri Light" fo:language="el" fo:country="GR" officeooo:rsid="0024c168" officeooo:paragraph-rsid="0024c168"/>
    </style:style>
    <style:style style:name="P8" style:family="paragraph" style:parent-style-name="Standard">
      <style:paragraph-properties fo:text-align="justify" style:justify-single-word="false"/>
      <style:text-properties style:font-name="Calibri Light" fo:language="el" fo:country="GR" officeooo:rsid="002b101b" officeooo:paragraph-rsid="002b101b"/>
    </style:style>
    <style:style style:name="P9" style:family="paragraph" style:parent-style-name="Standard">
      <style:paragraph-properties fo:text-align="justify" style:justify-single-word="false"/>
      <style:text-properties style:font-name="Calibri Light" fo:language="el" fo:country="GR" officeooo:rsid="002c8251" officeooo:paragraph-rsid="002b101b"/>
    </style:style>
    <style:style style:name="P10" style:family="paragraph" style:parent-style-name="Standard">
      <style:paragraph-properties fo:text-align="justify" style:justify-single-word="false"/>
      <style:text-properties style:font-name="Calibri Light" fo:language="el" fo:country="GR" officeooo:rsid="00129ab0" officeooo:paragraph-rsid="0014bf19"/>
    </style:style>
    <style:style style:name="P11" style:family="paragraph" style:parent-style-name="Standard">
      <style:paragraph-properties fo:text-align="justify" style:justify-single-word="false"/>
      <style:text-properties style:font-name="Calibri Light" fo:language="el" fo:country="GR" officeooo:rsid="000866f0" officeooo:paragraph-rsid="0003eb2a"/>
    </style:style>
    <style:style style:name="P12" style:family="paragraph" style:parent-style-name="Standard">
      <style:paragraph-properties fo:text-align="justify" style:justify-single-word="false"/>
      <style:text-properties style:font-name="Calibri Light" fo:font-weight="bold" officeooo:rsid="0010730c" officeooo:paragraph-rsid="0010730c" style:font-weight-asian="bold" style:font-weight-complex="bold"/>
    </style:style>
    <style:style style:name="P13" style:family="paragraph" style:parent-style-name="Standard">
      <style:paragraph-properties fo:text-align="justify" style:justify-single-word="false"/>
      <style:text-properties officeooo:paragraph-rsid="00372172"/>
    </style:style>
    <style:style style:name="T1" style:family="text">
      <style:text-properties fo:language="en" fo:country="US"/>
    </style:style>
    <style:style style:name="T2" style:family="text">
      <style:text-properties fo:language="en" fo:country="US" officeooo:rsid="0013e848"/>
    </style:style>
    <style:style style:name="T3" style:family="text">
      <style:text-properties fo:language="en" fo:country="US" fo:font-weight="bold" style:font-weight-asian="bold" style:font-weight-complex="bold"/>
    </style:style>
    <style:style style:name="T4" style:family="text">
      <style:text-properties fo:language="el" fo:country="GR"/>
    </style:style>
    <style:style style:name="T5" style:family="text">
      <style:text-properties fo:language="el" fo:country="GR" officeooo:rsid="0005c240"/>
    </style:style>
    <style:style style:name="T6" style:family="text">
      <style:text-properties fo:language="el" fo:country="GR" officeooo:rsid="000866f0"/>
    </style:style>
    <style:style style:name="T7" style:family="text">
      <style:text-properties fo:language="el" fo:country="GR" fo:font-weight="bold" style:font-weight-asian="bold" style:font-weight-complex="bold"/>
    </style:style>
    <style:style style:name="T8" style:family="text">
      <style:text-properties officeooo:rsid="00115c77"/>
    </style:style>
    <style:style style:name="T9" style:family="text">
      <style:text-properties officeooo:rsid="00129ab0"/>
    </style:style>
    <style:style style:name="T10" style:family="text">
      <style:text-properties officeooo:rsid="0013e848"/>
    </style:style>
    <style:style style:name="T11" style:family="text">
      <style:text-properties officeooo:rsid="00265511"/>
    </style:style>
    <style:style style:name="T12" style:family="text">
      <style:text-properties officeooo:rsid="00276652"/>
    </style:style>
    <style:style style:name="T13" style:family="text">
      <style:text-properties officeooo:rsid="002981f1"/>
    </style:style>
    <style:style style:name="T14" style:family="text">
      <style:text-properties officeooo:rsid="002e79a6"/>
    </style:style>
    <style:style style:name="T15" style:family="text">
      <style:text-properties fo:font-weight="bold" style:font-weight-asian="bold" style:font-weight-complex="bold"/>
    </style:style>
    <style:style style:name="T16" style:family="text">
      <style:text-properties fo:font-weight="bold" officeooo:rsid="00265511" style:font-weight-asian="bold" style:font-weight-complex="bold"/>
    </style:style>
    <style:style style:name="T17" style:family="text">
      <style:text-properties fo:font-weight="bold" officeooo:rsid="00276652" style:font-weight-asian="bold" style:font-weight-complex="bold"/>
    </style:style>
    <style:style style:name="T18" style:family="text">
      <style:text-properties fo:font-weight="bold" officeooo:rsid="001b99dc" style:font-weight-asian="bold" style:font-weight-complex="bold"/>
    </style:style>
    <style:style style:name="T19" style:family="text">
      <style:text-properties fo:font-weight="bold" officeooo:rsid="00129ab0" style:font-weight-asian="bold" style:font-weight-complex="bold"/>
    </style:style>
    <style:style style:name="T20" style:family="text">
      <style:text-properties fo:font-weight="bold" officeooo:rsid="0032e68f" style:font-weight-asian="bold" style:font-weight-complex="bold"/>
    </style:style>
    <style:style style:name="T21" style:family="text">
      <style:text-properties officeooo:rsid="0032e68f"/>
    </style:style>
    <style:style style:name="T22" style:family="text">
      <style:text-properties officeooo:rsid="00356add"/>
    </style:style>
    <style:style style:name="T23" style:family="text">
      <style:text-properties style:font-name="Calibri Light" fo:language="el" fo:country="GR" officeooo:rsid="000aecd5"/>
    </style:style>
    <style:style style:name="T24" style:family="text">
      <style:text-properties style:font-name="Calibri Light" fo:language="el" fo:country="GR" fo:font-weight="bold" officeooo:rsid="000866f0" style:font-weight-asian="bold" style:font-weight-complex="bold"/>
    </style:style>
    <style:style style:name="T25" style:family="text">
      <style:text-properties style:font-name="Calibri Light" fo:language="el" fo:country="GR" fo:font-weight="bold" officeooo:rsid="000aecd5" style:font-weight-asian="bold" style:font-weight-complex="bold"/>
    </style:style>
    <style:style style:name="T26" style:family="text">
      <style:text-properties style:font-name="Calibri Light" fo:language="el" fo:country="GR" fo:font-weight="bold" officeooo:rsid="00372172" style:font-weight-asian="bold" style:font-weight-complex="bold"/>
    </style:style>
    <style:style style:name="T27" style:family="text">
      <style:text-properties style:font-name="Calibri Light" fo:language="el" fo:country="GR" fo:font-weight="bold" officeooo:rsid="00388e9e" style:font-weight-asian="bold" style:font-weight-complex="bold"/>
    </style:style>
    <style:style style:name="T28" style:family="text">
      <style:text-properties style:font-name="Calibri Light" fo:language="el" fo:country="GR" fo:font-weight="bold" officeooo:rsid="000d082b" style:font-weight-asian="bold" style:font-weight-complex="bold"/>
    </style:style>
    <style:style style:name="T29" style:family="text">
      <style:text-properties style:font-name="Calibri Light" fo:language="el" fo:country="GR" officeooo:rsid="000d082b"/>
    </style:style>
    <style:style style:name="T30" style:family="text">
      <style:text-properties style:font-name="Calibri Light" fo:language="en" fo:country="US" officeooo:rsid="000aec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Τι είναι ένα σχολικό εργαστήριο ανοιχτών τεχνολογιών;</text:p>
      <text:p text:style-name="Text_20_body"/>
      <text:p text:style-name="P12"/>
      <text:p text:style-name="P1"><text:span text:style-name="T15">Το σχολικό εργαστήριο ανοιχτών τεχνολογιών μπορεί να χαρακτηριστεί ως ένα διαφορετικό σχολικό εργαστήριο**.</text:span> Η διαφορετικότητά του εντοπίζεται σε κυρίως δύο άξονες: στην τεχνολογική υποδομή και στην <text:span text:style-name="T5">δυνητική </text:span>διδακτική αξιοποίησή του.</text:p>
      <text:p text:style-name="P1"/>
      <text:p text:style-name="P1"><text:span text:style-name="T15">Στην ιδανική του μορφή, ένα εργαστήριο ανοιχτών τεχνολογιών έχει συσταθεί και λειτουργεί αποκλειστικά με ανοιχτό υλικό (</text:span><text:span text:style-name="T3">open hardware) </text:span><text:span text:style-name="T7">και λογισμικό (</text:span><text:span text:style-name="T3">open software)</text:span><text:span text:style-name="T7">.</text:span><text:span text:style-name="T4"> </text:span><text:span text:style-name="T5">Το γεγονός αυτό εντάσσει αυτόματα τους ανθρώπους που θα δουλέψουν μέσα σε αυτό </text:span><text:span text:style-name="T6">(εκπαιδευτικούς και μαθητές)</text:span><text:span text:style-name="T5"> σε μια ευρύτερη κοινότητα ανθρώπων, των οποίων κύριο μέλημα είναι η ελεύθερη πρόσβαση στη γνώση, η διάχυση κάθε νέας γνώσης και κάθε καλής πρακτικής. </text:span><text:span text:style-name="T6">Στην πράξη αυτό σημαίνει πως ο υπεύθυνος του εργαστηρίου ανοιχτών τεχνολογιών θα έχει στη διάθεσή του επεκτάσεις και τεχνική υποστήριξη κάθε χρονική στιγμή, πρόσβαση σε πληθώρα πληροφοριών τεχνικής φύσης, αλλά και σε διδακτικό υλικό.</text:span></text:p>
      <text:p text:style-name="P11"/>
      <text:p text:style-name="P13"><text:span text:style-name="T24">Ο</text:span><text:span text:style-name="T25">ι ανοιχτές τεχνολογίες επιτρέπουν την πρόσβαση στο υλικό και την αλληλεπίδραση με αυτό. Χαρακτηριστικά </text:span><text:span text:style-name="T27">παραδείγματα</text:span><text:span text:style-name="T25"> το </text:span><text:a xlink:type="simple" xlink:href="https://www.arduino.cc/" text:style-name="Internet_20_link" text:visited-style-name="Visited_20_Internet_20_Link">Arduino</text:a><text:span text:style-name="T25">, το <text:s/></text:span><text:a xlink:type="simple" xlink:href="https://www.raspberrypi.org/" text:style-name="Internet_20_link" text:visited-style-name="Visited_20_Internet_20_Link">RaspberryPI </text:a><text:span text:style-name="T26">, το </text:span><text:a xlink:type="simple" xlink:href="http://reprap.org/" text:style-name="Internet_20_link" text:visited-style-name="Visited_20_Internet_20_Link">REPRAP</text:a><text:span text:style-name="T26">, κλπ</text:span><text:span text:style-name="T25">. </text:span><text:span text:style-name="T23">Το </text:span><text:span text:style-name="T30">Arduino </text:span><text:span text:style-name="T23">ως προγραμματιζόμενος επεξεργαστής-ελεγκτής, ικανός να οδηγήσει κάθε αναλογική ή ψηφιακή ηλεκτρονική διάταξη (π.χ. σένσορες) και το </text:span><text:span text:style-name="T30">RaspberryPI </text:span><text:span text:style-name="T23">ως μικροϋπολογιστής διαθέτοντας όλα τα χαρακτηριστικά ενός τυπικού υπολογιστή, αποτελούν δύο ισχυρά εργαλεία για την εισαγωγή και εμβάθυνση στο </text:span><text:span text:style-name="T30">physical computing. </text:span><text:span text:style-name="T29">Απομυθοποιούν την τεχνολογία και αποκαλύπτουν το “τι υπάρχει από πίσω”. <text:s/></text:span><text:span text:style-name="T28">Η πληροφορική και οι συγγενείς προς αυτήν επιστήμες παύουν να αποτελούν <text:s/>ακατανόητο ή εχθρικό περιβάλλον και ως φυσική συνέπεια ακολουθεί η ενθάρρυνση της δοκιμής, του πειραματισμού, η υποστήριξη της εφευρετικής σκέψης και της δημιουργικότητας.</text:span></text:p>
      <text:p text:style-name="P2"/>
      <text:p text:style-name="P2">Η δυνητική διδακτική αξιοποίηση ενός εργαστηρίου ανοιχτών τεχνολογιών είναι ευρύτατη, <text:span text:style-name="T8">τ</text:span>όσο από πλευράς θεματολογίας που μπορεί να καλύψει όσο και από πλευράς γνώσεων, δεξιοτήτων και στάσεων που καλλιεργεί.</text:p>
      <text:p text:style-name="P2"/>
      <text:p text:style-name="P3"><text:span text:style-name="T15">Ο κύκλος ζωής μιας κατασκευής, την οποία θα υλοποιήσουν οι μαθητές στο εργαστήριο ανοιχτών τεχνολογιών, ξεκινά με </text:span><text:span text:style-name="T19">την γενική περιγραφή του τελικού στόχου (“τι θα φτιάξουμε”).</text:span><text:span text:style-name="T9"> Ο καταιγισμός ιδεών, η ανοιχτή και δημοκρατική ανταλλαγή απόψεων, η επιχειρηματολογία υπέρ της προτεινόμενης ιδέας και η ενσυνείδηση αποδοχή πιθανών ρίσκων, είναι διδακτικές τεχνικές που ενδυναμώνουν την ανάληψη πρωτοβουλίας και υποστηρίζουν την καινοτομία.</text:span></text:p>
      <text:p text:style-name="P3"/>
      <text:p text:style-name="P10">Ακολουθεί η φάση της ανάλυσης και της καταγραφής και αιτιολόγησης των απαιτήσεων, τόσο από πλευράς υλικού όσο και από πλευράς λογισμικού (“τι <text:soft-page-break/>χρειαζόμαστε και γιατί”). Ενεργοποιείται σε πολύ μεγάλο βαθμό η αναλυτική και συνθετική σκέψη.</text:p>
      <text:p text:style-name="P10"/>
      <text:p text:style-name="P3"><text:span text:style-name="T9">Κατά την φάση του σχεδιασμού και της αξιολόγησής του (“ας ζωγραφίσουμε το κύκλωμα στο χαρτί ή πχ στο </text:span><text:span text:style-name="T2">fritzing.org”, “</text:span><text:span text:style-name="T10">τι θα κάνει το πρόγραμμα αν συμβεί η τάδε περίπτωση”, κλπ</text:span><text:span text:style-name="T2">)</text:span><text:span text:style-name="T9">, ενδέχεται να προκύψουν τροποποιήσεις των απαιτήσεων, αναζήτηση εναλλακτικών υλικών, αλλαγές στην λειτουργία της κατασκευής. </text:span><text:span text:style-name="T19">Πρόκειται για την κατεξοχήν φάση που στηρίζεται στην κριτική σκέψη και που καλλιεργεί την υπεύθυνη λήψη αποφάσεων. </text:span></text:p>
      <text:p text:style-name="P3"/>
      <text:p text:style-name="P10">Η οριστικοποίηση του σχεδιασμού δίνει το έναυσμα για την έναρξη της υλοποίησης, φάση η οποία διαρκεί χρονικά περισσότερο και που χαρακτηρίζεται από έντονη αναζήτηση πληροφοριών, ανταλλαγή γνώσεων και εμπειριών, κριτική αντιμετώπιση ιδεών, αποδοχή ή απόρριψη λύσεων, αναζήτηση βέλτιστων μεθόδων, <text:span text:style-name="T14">προγραμματιστική σκέψη</text:span>. Παράλληλα, <text:span text:style-name="T15">η φάση της υλοποίησης ενδυναμώνει τις δημιουργικές δεξιότητες των μαθητών ή τους ωθεί στην απόκτησή τους (χειρισμός εργαλείων, χειροτεχνική επιδεξιότητα, εύρεση λύσεων κατασκευαστικής φύσης).</text:span> Η ανάγκη επίλυσης μικρότερων ή μεγαλύτερων προβλημάτων που προκύπτουν είναι συχνή και καλλιεργεί την επιμονή.</text:p>
      <text:p text:style-name="P10"/>
      <text:p text:style-name="P4">Τέλος, <text:span text:style-name="T15">η παρουσίαση της κατασκευής </text:span><text:span text:style-name="T18">εντός ή εκτός </text:span><text:span text:style-name="T15">της σχολικής κοινότητας, αποτελεί την ηθική επιβράβευση </text:span><text:span text:style-name="T18">αλλά και μια ευκαιρία δημόσιας υποστήριξης της ιδέας που υλοποιήθηκε. </text:span></text:p>
      <text:p text:style-name="P5"/>
      <text:p text:style-name="P5">Περνώντας από τις φάσεις αυτές μπορούν να υλοποιηθούν <text:span text:style-name="T15">(α) προγραμματιστικές ιδέες</text:span> <text:span text:style-name="T11">σε διάφορες γλώσσες προγραμματισμού</text:span>, όπως γραφικά πραγματικού χρόνο<text:span text:style-name="T11">υ, παιχνίδια</text:span>, προσομοιώσεις απλών πειραμάτων, αλγόριθμοι κρυπτογραφίας, <text:span text:style-name="T13">ιστοσελίδες και </text:span>βάσεις δεδομένων,<text:span text:style-name="T15"> (β) ιδέες που συνδυάζουν υλικό και λογισμικό</text:span>, όπως κατασκευές που αλληλεπιδρούν με το περιβάλλον <text:span text:style-name="T11">και ρομποτικές κατασκευές</text:span>, <text:span text:style-name="T15">(γ) ιδέες που απαιτούν επικοινωνία δύο υπολογιστικών συστημάτων</text:span>, για παράδειγμα ενός <text:span text:style-name="T1">Arduino </text:span>και ενός <text:span text:style-name="T1">RaspberryPI, </text:span><text:span text:style-name="T15">(δ) ιδέες που βασίζονται στην ασύρματη επικοινωνία</text:span><text:span text:style-name="T1">, </text:span><text:span text:style-name="T15">(ε) ιδέες με ιδιαίτερη χρήση υλικού και προγραμματισμού</text:span> του σε χαμηλό επίπεδο, κλπ.</text:p>
      <text:p text:style-name="P5"/>
      <text:p text:style-name="P7"><text:span text:style-name="T15">Ο βαθμός </text:span><text:span text:style-name="T16">πολυπλοκότητας </text:span><text:span text:style-name="T15">κάθε κατασκευής εξαρτάται από την βαθμίδα εκπαίδευσης και από τις προϋπάρχουσες γνώσεις και εμπειρίες.</text:span> <text:span text:style-name="T12">Σε κάθε περίπτωση όμως, η εκμετάλλευση των δυνατοτήτων που προσφέρει το εργαστήριο ανοιχτών τεχνολογιών ουσιαστικά δημιουργεί συνθήκες αυθεντικής μάθησης. </text:span><text:span text:style-name="T17">Εάν ο εκπαιδευτικός κατορθώσει να δημιουργήσει ένα κλίμα αποδοχής και ελεύθερης συνεργασίας στον χώρο του εργαστηρίου, θα έχει επιτύχει το βέλτιστο περιβάλλον μάθησης.</text:span><text:span text:style-name="T12"> Σε αυτό το περιβάλλον και σε συνδυασμό με την ύπαρξη της υλικοτεχνικής υποδομής των ανοιχτών τεχνολογιών, οι μαθητές μπορούν πραγματικά να μεταμορφωθούν σε μικρούς δημιουργούς και το σχολικό εργαστήριο από αίθουσα διδασκαλίας σε χώρο μάθησης.</text:span></text:p>
      <text:p text:style-name="P6"/>
      <text:p text:style-name="P8">Από την άλλη πλευρά, <text:span text:style-name="T15">το εργαστήριο ανοιχτών τεχνολογιών χάνει σημαντικό μέρος της πρόσθετης αξίας του όταν η διδασκαλία σε αυτό περιοριστεί την θεωρητική παρουσίαση νέων γνώσεων και στην εκτέλεση μικρών εργαστηριακών ασκήσεων.</text:span></text:p>
      <text:p text:style-name="P9"><text:soft-page-break/></text:p>
      <text:p text:style-name="P9"/>
      <text:p text:style-name="P9"/>
      <text:p text:style-name="P9"/>
      <text:p text:style-name="P9">---</text:p>
      <text:p text:style-name="P9">**Ένα αντιπροσωπευτικό παράδειγμα λειτουργίας εργαστηρίου ανοιχτών <text:span text:style-name="T22">τεχνολογιών</text:span> <text:span text:style-name="T21">είναι</text:span> οι <text:span text:style-name="T21">21 <text:s/>εργασίες που υλοποιήθηκαν από μαθητές του 5 ΓΕΛ Βύρωνα, συνοπτική παρουσίαση </text:span><text:a xlink:type="simple" xlink:href="https://edu.ellak.gr/2016/06/07/simmetochi-stin-evropaiki-evdomada-dimiourgon-tou-scholikou-hackerspace-tou-5ou-gel-virona/" text:style-name="Internet_20_link" text:visited-style-name="Visited_20_Internet_20_Link"><text:span text:style-name="T20">εδώ</text:span></text:a><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5T21:10:14.285000000</meta:creation-date>
    <dc:date>2016-07-17T16:04:03.961668000</dc:date>
    <meta:editing-duration>PT4H54M55S</meta:editing-duration>
    <meta:editing-cycles>54</meta:editing-cycles>
    <meta:generator>LibreOffice/4.3.7.2$Linux_X86_64 LibreOffice_project/430$Build-2</meta:generator>
    <dc:creator>Theodoros Karounos</dc:creator>
    <meta:document-statistic meta:table-count="0" meta:image-count="0" meta:object-count="0" meta:page-count="3" meta:paragraph-count="15" meta:word-count="759" meta:character-count="5559" meta:non-whitespace-character-count="4809"/>
  </office:meta>
</office:document-meta>
</file>